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vg:font-family="Roboto,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Heading_20_1" style:list-style-name="">
      <style:text-properties style:font-name="Arial"/>
    </style:style>
    <style:style style:name="P5" style:family="paragraph" style:parent-style-name="Heading_20_1">
      <style:paragraph-properties fo:text-align="justify" style:justify-single-word="false"/>
      <style:text-properties style:font-name="Arial" fo:font-size="18pt" style:font-size-asian="18pt" style:font-size-complex="18pt"/>
    </style:style>
    <style:style style:name="P6" style:family="paragraph" style:parent-style-name="Heading_20_1">
      <style:paragraph-properties fo:text-align="justify" style:justify-single-word="false" fo:break-before="page"/>
      <style:text-properties style:font-name="Arial"/>
    </style:style>
    <style:style style:name="P7" style:family="paragraph" style:parent-style-name="Heading_20_2">
      <style:text-properties fo:font-variant="normal" fo:text-transform="none" style:font-name="Arial" fo:letter-spacing="normal" fo:font-style="normal" fo:font-weight="normal" officeooo:rsid="0000ec75" officeooo:paragraph-rsid="0000ec75"/>
    </style:style>
    <style:style style:name="P8" style:family="paragraph" style:parent-style-name="Heading_20_2">
      <style:paragraph-properties fo:text-align="justify" style:justify-single-word="false"/>
      <style:text-properties style:font-name="Arial" fo:font-size="16pt" officeooo:paragraph-rsid="0001dfa4" style:font-size-asian="16pt" style:font-size-complex="16pt"/>
    </style:style>
    <style:style style:name="P9" style:family="paragraph" style:parent-style-name="Heading_20_2">
      <style:paragraph-properties fo:text-align="justify" style:justify-single-word="false"/>
      <style:text-properties style:font-name="Arial"/>
    </style:style>
    <style:style style:name="P10" style:family="paragraph" style:parent-style-name="Heading_20_2">
      <style:paragraph-properties fo:text-align="justify" style:justify-single-word="false"/>
      <style:text-properties style:font-name="Arial" officeooo:paragraph-rsid="0001dfa4"/>
    </style:style>
    <style:style style:name="P11" style:family="paragraph" style:parent-style-name="Heading_20_3">
      <style:paragraph-properties fo:text-align="justify" style:justify-single-word="false"/>
      <style:text-properties style:font-name="Arial" fo:font-size="14pt" style:font-size-asian="14pt" style:font-size-complex="14pt"/>
    </style:style>
    <style:style style:name="P12" style:family="paragraph" style:parent-style-name="Text_20_body">
      <style:text-properties fo:font-variant="normal" fo:text-transform="none" style:font-name="Arial" fo:letter-spacing="normal" fo:font-style="normal" fo:font-weight="normal" officeooo:rsid="0000ec75" officeooo:paragraph-rsid="0000ec75"/>
    </style:style>
    <style:style style:name="P13" style:family="paragraph" style:parent-style-name="Text_20_body">
      <style:paragraph-properties fo:text-align="end" style:justify-single-word="false"/>
      <style:text-properties fo:font-variant="normal" fo:text-transform="none" fo:letter-spacing="normal" fo:font-style="normal" fo:font-weight="normal" officeooo:rsid="0000ec75" officeooo:paragraph-rsid="0000ec75"/>
    </style:style>
    <style:style style:name="P14" style:family="paragraph" style:parent-style-name="Text_20_body">
      <style:paragraph-properties fo:text-align="justify" style:justify-single-word="false"/>
      <style:text-properties style:font-name="Arial" officeooo:rsid="0001eb91" officeooo:paragraph-rsid="0001eb91"/>
    </style:style>
    <style:style style:name="P15" style:family="paragraph" style:parent-style-name="Text_20_body">
      <style:paragraph-properties fo:text-align="justify" style:justify-single-word="false"/>
      <style:text-properties style:font-name="Arial" officeooo:rsid="0001eb91" officeooo:paragraph-rsid="0004dc80"/>
    </style:style>
    <style:style style:name="P16" style:family="paragraph" style:parent-style-name="Text_20_body">
      <style:paragraph-properties fo:text-align="justify" style:justify-single-word="false"/>
      <style:text-properties style:font-name="Arial" fo:font-size="16pt" officeooo:paragraph-rsid="0001dfa4" style:font-size-asian="16pt" style:font-size-complex="16pt"/>
    </style:style>
    <style:style style:name="P17" style:family="paragraph" style:parent-style-name="Text_20_body">
      <style:paragraph-properties fo:text-align="justify" style:justify-single-word="false"/>
      <style:text-properties style:font-name="Arial" fo:font-size="12pt" fo:font-weight="normal" officeooo:rsid="00082ed9" officeooo:paragraph-rsid="00082ed9"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style:font-name="Arial" fo:font-size="12pt" officeooo:paragraph-rsid="000bdfbc" style:font-size-asian="10.5pt" style:font-size-complex="12pt"/>
    </style:style>
    <style:style style:name="P19" style:family="paragraph" style:parent-style-name="Text_20_body">
      <style:paragraph-properties fo:text-align="justify" style:justify-single-word="false"/>
      <style:text-properties style:font-name="Arial" officeooo:rsid="0009b7b8" officeooo:paragraph-rsid="0009b7b8"/>
    </style:style>
    <style:style style:name="P20" style:family="paragraph" style:parent-style-name="Text_20_body">
      <style:paragraph-properties fo:text-align="justify" style:justify-single-word="false"/>
      <style:text-properties style:font-name="Arial"/>
    </style:style>
    <style:style style:name="P21" style:family="paragraph" style:parent-style-name="Text_20_body">
      <style:paragraph-properties fo:text-align="justify" style:justify-single-word="false"/>
      <style:text-properties style:font-name="Arial" officeooo:paragraph-rsid="000241f0"/>
    </style:style>
    <style:style style:name="P22" style:family="paragraph" style:parent-style-name="Text_20_body">
      <style:paragraph-properties fo:text-align="justify" style:justify-single-word="false"/>
      <style:text-properties style:font-name="Arial" officeooo:paragraph-rsid="00082ed9"/>
    </style:style>
    <style:style style:name="P23" style:family="paragraph" style:parent-style-name="Text_20_body">
      <style:paragraph-properties fo:text-align="justify" style:justify-single-word="false"/>
      <style:text-properties officeooo:rsid="000b56e9" officeooo:paragraph-rsid="000b56e9"/>
    </style:style>
    <style:style style:name="P24" style:family="paragraph" style:parent-style-name="Text_20_body">
      <style:paragraph-properties fo:text-align="justify" style:justify-single-word="false"/>
      <style:text-properties officeooo:paragraph-rsid="000b56e9"/>
    </style:style>
    <style:style style:name="P25" style:family="paragraph" style:parent-style-name="Text_20_body">
      <style:paragraph-properties fo:margin-top="0cm" fo:margin-bottom="0cm" loext:contextual-spacing="false" fo:line-height="100%" fo:text-align="end" style:justify-single-word="false"/>
      <style:text-properties fo:font-variant="normal" fo:text-transform="none" style:font-name="Arial" fo:letter-spacing="normal" fo:font-style="normal" fo:font-weight="normal" officeooo:rsid="0000ec75" officeooo:paragraph-rsid="0000ec75"/>
    </style:style>
    <style:style style:name="P26" style:family="paragraph" style:parent-style-name="Text_20_body">
      <style:paragraph-properties fo:margin-top="0cm" fo:margin-bottom="0cm" loext:contextual-spacing="false" fo:line-height="100%" fo:text-align="end" style:justify-single-word="false"/>
      <style:text-properties fo:font-variant="normal" fo:text-transform="none" style:font-name="Arial" fo:font-size="11pt" fo:letter-spacing="normal" fo:font-style="normal" fo:font-weight="normal" officeooo:rsid="0000ec75" officeooo:paragraph-rsid="0000ec75" style:font-size-asian="11pt" style:font-size-complex="11pt"/>
    </style:style>
    <style:style style:name="P27" style:family="paragraph" style:parent-style-name="Text_20_body">
      <style:paragraph-properties fo:margin-top="0cm" fo:margin-bottom="0cm" loext:contextual-spacing="false" fo:line-height="100%" fo:text-align="end" style:justify-single-word="false"/>
      <style:text-properties fo:font-variant="normal" fo:text-transform="none" style:font-name="Arial" fo:font-size="11pt" fo:letter-spacing="normal" fo:font-style="normal" fo:font-weight="normal" officeooo:rsid="0001dfa4" officeooo:paragraph-rsid="0001dfa4" style:font-size-asian="11pt" style:font-size-complex="11pt"/>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57601"/>
    </style:style>
    <style:style style:name="T3"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4" style:family="text">
      <style:text-properties fo:font-variant="normal" fo:text-transform="none" fo:font-size="12pt" fo:letter-spacing="normal" fo:font-style="normal" fo:font-weight="normal" officeooo:rsid="00082ed9" style:font-size-asian="10.5pt" style:font-weight-asian="normal" style:font-size-complex="12pt" style:font-weight-complex="normal"/>
    </style:style>
    <style:style style:name="T5" style:family="text">
      <style:text-properties fo:font-variant="normal" fo:text-transform="none" fo:font-size="12pt" fo:letter-spacing="normal" fo:font-style="normal" fo:font-weight="normal" officeooo:rsid="0009b7b8" style:font-size-asian="10.5pt" style:font-weight-asian="normal" style:font-size-complex="12pt" style:font-weight-complex="normal"/>
    </style:style>
    <style:style style:name="T6" style:family="text">
      <style:text-properties officeooo:rsid="0001dfa4"/>
    </style:style>
    <style:style style:name="T7" style:family="text">
      <style:text-properties officeooo:rsid="000241f0"/>
    </style:style>
    <style:style style:name="T8" style:family="text">
      <style:text-properties fo:font-size="16pt" style:font-size-asian="16pt" style:font-size-complex="16pt"/>
    </style:style>
    <style:style style:name="T9" style:family="text">
      <style:text-properties fo:font-size="16pt" officeooo:rsid="0001dfa4" style:font-size-asian="16pt" style:font-size-complex="16pt"/>
    </style:style>
    <style:style style:name="T10" style:family="text">
      <style:text-properties officeooo:rsid="00078ad3"/>
    </style:style>
    <style:style style:name="T11" style:family="text">
      <style:text-properties style:font-name="Arial"/>
    </style:style>
    <style:style style:name="T12" style:family="text">
      <style:text-properties style:font-name="Arial" officeooo:rsid="000b56e9"/>
    </style:style>
    <style:style style:name="T13" style:family="text">
      <style:text-properties style:font-name="Arial" officeooo:rsid="000bdfbc"/>
    </style:style>
    <style:style style:name="T14" style:family="text">
      <style:text-properties officeooo:rsid="0009fd45"/>
    </style:style>
    <style:style style:name="T15" style:family="text">
      <style:text-properties fo:font-size="18pt" style:font-size-asian="18pt" style:font-size-complex="18pt"/>
    </style:style>
    <style:style style:name="T16" style:family="text">
      <style:text-properties officeooo:rsid="000bdfb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5"/>
      <text:p text:style-name="P25"/>
      <text:p text:style-name="P26">Manuel Revuelto de la Fuente</text:p>
      <text:p text:style-name="P26">03/06/2021</text:p>
      <text:p text:style-name="P26">2 <text:s/>DAM</text:p>
      <text:p text:style-name="P27">IES Ítaca</text:p>
      <text:p text:style-name="P27">Tutor: Julian Veron Piquero</text:p>
      <text:p text:style-name="P13"><text:soft-page-break/></text:p>
      <text:p text:style-name="P13"/>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text:a xlink:type="simple" xlink:href="#__RefHeading___Toc318_2688038899" text:style-name="Index_20_Link" text:visited-style-name="Index_20_Link"><text:s/>1. Documento Descripción del proyecto<text:tab/>3</text:a></text:p>
          <text:p text:style-name="P2"><text:a xlink:type="simple" xlink:href="#__RefHeading___Toc320_2688038899" text:style-name="Index_20_Link" text:visited-style-name="Index_20_Link">1.1. Contexto del proyecto<text:tab/>3</text:a></text:p>
          <text:p text:style-name="P3"><text:a xlink:type="simple" xlink:href="#__RefHeading___Toc322_2688038899" text:style-name="Index_20_Link" text:visited-style-name="Index_20_Link">1.1.1.Ámbito y entorno<text:tab/>3</text:a></text:p>
          <text:p text:style-name="P3"><text:a xlink:type="simple" xlink:href="#__RefHeading___Toc620_698459759" text:style-name="Index_20_Link" text:visited-style-name="Index_20_Link">1</text:a><text:a xlink:type="simple" xlink:href="#__RefHeading___Toc620_698459759" text:style-name="Index_20_Link" text:visited-style-name="Index_20_Link">.1.2.Análisis de la realidad.</text:a><text:a xlink:type="simple" xlink:href="#__RefHeading___Toc620_698459759" text:style-name="Index_20_Link" text:visited-style-name="Index_20_Link"><text:tab/>3</text:a></text:p>
          <text:p text:style-name="P3"><text:a xlink:type="simple" xlink:href="#__RefHeading___Toc622_698459759" text:style-name="Index_20_Link" text:visited-style-name="Index_20_Link">1.</text:a><text:a xlink:type="simple" xlink:href="#__RefHeading___Toc622_698459759" text:style-name="Index_20_Link" text:visited-style-name="Index_20_Link">1.3.Solución y justificación de la solución propuesta</text:a><text:a xlink:type="simple" xlink:href="#__RefHeading___Toc622_698459759" text:style-name="Index_20_Link" text:visited-style-name="Index_20_Link"><text:tab/>4</text:a></text:p>
          <text:p text:style-name="P3"><text:a xlink:type="simple" xlink:href="#__RefHeading___Toc328_2688038899" text:style-name="Index_20_Link" text:visited-style-name="Index_20_Link">1.1.4.Destinatarios.<text:tab/>4</text:a></text:p>
          <text:p text:style-name="P2"><text:a xlink:type="simple" xlink:href="#__RefHeading___Toc330_2688038899" text:style-name="Index_20_Link" text:visited-style-name="Index_20_Link">1.2. Objetivo del proyecto<text:tab/>4</text:a></text:p>
          <text:p text:style-name="P2"><text:a xlink:type="simple" xlink:href="#__RefHeading___Toc332_2688038899" text:style-name="Index_20_Link" text:visited-style-name="Index_20_Link">1.2. Objetivo del proyecto en lengua extranjera<text:tab/>4</text:a></text:p>
          <text:p text:style-name="P1"><text:a xlink:type="simple" xlink:href="#__RefHeading___Toc334_2688038899" text:style-name="Index_20_Link" text:visited-style-name="Index_20_Link">2. Documento de Acuerdo del proyecto.<text:tab/>5</text:a></text:p>
          <text:p text:style-name="P2"><text:a xlink:type="simple" xlink:href="#__RefHeading___Toc336_2688038899" text:style-name="Index_20_Link" text:visited-style-name="Index_20_Link">2.1. Requisitos funcionales y no funcionales.<text:tab/>5</text:a></text:p>
          <text:p text:style-name="P2"><text:a xlink:type="simple" xlink:href="#__RefHeading___Toc338_2688038899" text:style-name="Index_20_Link" text:visited-style-name="Index_20_Link">2.2. Tareas<text:tab/>5</text:a></text:p>
          <text:p text:style-name="P2"><text:a xlink:type="simple" xlink:href="#__RefHeading___Toc340_2688038899" text:style-name="Index_20_Link" text:visited-style-name="Index_20_Link">2.3.Metodología a seguir para la realización del proyecto.<text:tab/>5</text:a></text:p>
          <text:p text:style-name="P2"><text:a xlink:type="simple" xlink:href="#__RefHeading___Toc342_2688038899" text:style-name="Index_20_Link" text:visited-style-name="Index_20_Link">2.4.Planificación temporal de tareas.<text:tab/>5</text:a></text:p>
          <text:p text:style-name="P2"><text:a xlink:type="simple" xlink:href="#__RefHeading___Toc344_2688038899" text:style-name="Index_20_Link" text:visited-style-name="Index_20_Link">2.5.Presupuesto (gastos, ingresos, beneficio)<text:tab/>5</text:a></text:p>
          <text:p text:style-name="P2"><text:a xlink:type="simple" xlink:href="#__RefHeading___Toc346_2688038899" text:style-name="Index_20_Link" text:visited-style-name="Index_20_Link">2.6.Contrato/Pliego de condiciones<text:tab/>5</text:a></text:p>
          <text:p text:style-name="P2"><text:a xlink:type="simple" xlink:href="#__RefHeading___Toc348_2688038899" text:style-name="Index_20_Link" text:visited-style-name="Index_20_Link">2.7. Análisis de riesgos<text:tab/>5</text:a></text:p>
          <text:p text:style-name="P1"><text:a xlink:type="simple" xlink:href="#__RefHeading___Toc350_2688038899" text:style-name="Index_20_Link" text:visited-style-name="Index_20_Link">3. Documento de análisis y diseño<text:tab/>5</text:a></text:p>
          <text:p text:style-name="P2"><text:a xlink:type="simple" xlink:href="#__RefHeading___Toc352_2688038899" text:style-name="Index_20_Link" text:visited-style-name="Index_20_Link">3.1 Modelado de datos.<text:tab/>5</text:a></text:p>
          <text:p text:style-name="P2"><text:a xlink:type="simple" xlink:href="#__RefHeading___Toc354_2688038899" text:style-name="Index_20_Link" text:visited-style-name="Index_20_Link">3.2 Análisis y diseño del sistema funcional<text:tab/>5</text:a></text:p>
          <text:p text:style-name="P2"><text:a xlink:type="simple" xlink:href="#__RefHeading___Toc356_2688038899" text:style-name="Index_20_Link" text:visited-style-name="Index_20_Link">3.3 Análisis y diseño de la interfaz de usuario.<text:tab/>5</text:a></text:p>
          <text:p text:style-name="P2"><text:a xlink:type="simple" xlink:href="#__RefHeading___Toc358_2688038899" text:style-name="Index_20_Link" text:visited-style-name="Index_20_Link">3.4 Diseño de la arquitectura de la aplicación<text:tab/>5</text:a></text:p>
          <text:p text:style-name="P3"><text:a xlink:type="simple" xlink:href="#__RefHeading___Toc360_2688038899" text:style-name="Index_20_Link" text:visited-style-name="Index_20_Link">3.4.1 Tecnologías/Herramientas usadas y descripción de las mismas<text:tab/>5</text:a></text:p>
          <text:p text:style-name="P3"><text:a xlink:type="simple" xlink:href="#__RefHeading___Toc362_2688038899" text:style-name="Index_20_Link" text:visited-style-name="Index_20_Link">3.4.2 Arquitectura de componentes de la aplicación<text:tab/>5</text:a></text:p>
          <text:p text:style-name="P1"><text:a xlink:type="simple" xlink:href="#__RefHeading___Toc364_2688038899" text:style-name="Index_20_Link" text:visited-style-name="Index_20_Link">4. Documento de implementación e implantación del sistema<text:tab/>6</text:a></text:p>
          <text:p text:style-name="P2"><text:a xlink:type="simple" xlink:href="#__RefHeading___Toc366_2688038899" text:style-name="Index_20_Link" text:visited-style-name="Index_20_Link">4.1 Implementación<text:tab/>6</text:a></text:p>
          <text:p text:style-name="P2"><text:a xlink:type="simple" xlink:href="#__RefHeading___Toc368_2688038899" text:style-name="Index_20_Link" text:visited-style-name="Index_20_Link">4.2 Pruebas<text:tab/>6</text:a></text:p>
          <text:p text:style-name="P1"><text:a xlink:type="simple" xlink:href="#__RefHeading___Toc370_2688038899" text:style-name="Index_20_Link" text:visited-style-name="Index_20_Link">5. Documento de cierre<text:tab/>6</text:a></text:p>
          <text:p text:style-name="P2"><text:a xlink:type="simple" xlink:href="#__RefHeading___Toc372_2688038899" text:style-name="Index_20_Link" text:visited-style-name="Index_20_Link">5.1. Documento de instalación y configuración.<text:tab/>6</text:a></text:p>
          <text:p text:style-name="P2"><text:a xlink:type="simple" xlink:href="#__RefHeading___Toc374_2688038899" text:style-name="Index_20_Link" text:visited-style-name="Index_20_Link">5.2. Manual de usuario<text:tab/>6</text:a></text:p>
          <text:p text:style-name="P2"><text:a xlink:type="simple" xlink:href="#__RefHeading___Toc376_2688038899" text:style-name="Index_20_Link" text:visited-style-name="Index_20_Link">5.3. Resultados obtenidos y conclusiones.<text:tab/>6</text:a></text:p>
          <text:p text:style-name="P2"><text:a xlink:type="simple" xlink:href="#__RefHeading___Toc378_2688038899" text:style-name="Index_20_Link" text:visited-style-name="Index_20_Link">5.4. Diario de bitácora<text:tab/>6</text:a></text:p>
          <text:p text:style-name="P1"><text:a xlink:type="simple" xlink:href="#__RefHeading___Toc380_2688038899" text:style-name="Index_20_Link" text:visited-style-name="Index_20_Link">6. Bibliografía.<text:tab/>6</text:a></text:p>
          <text:p text:style-name="P1"><text:a xlink:type="simple" xlink:href="#__RefHeading___Toc382_2688038899" text:style-name="Index_20_Link" text:visited-style-name="Index_20_Link">7. Anexos.<text:tab/>6</text:a></text:p>
        </text:index-body>
      </text:table-of-content>
      <text:h text:style-name="P4" text:outline-level="1"/>
      <text:h text:style-name="P6" text:outline-level="1"><text:bookmark-start text:name="__RefHeading___Toc318_2688038899"/><text:span text:style-name="T15">1. Documento Descripción del proyecto</text:span><text:bookmark-end text:name="__RefHeading___Toc318_2688038899"/></text:h>
      <text:p text:style-name="P14"/>
      <text:p text:style-name="P14">Este proyecto se trata de un a aplicación que ya existe a día de hoy y que esta bastante popularizada en muchos centros de estudio. Se trata de la aplicación web llamada SIGAD. Esta es una aplicación en la que se registran tanto los alumnos como los profesores, y es una herramienta que sirve para la comunicación entre los centros de estudio y las familias de los alumnos. </text:p>
      <text:p text:style-name="P15">Mi aplicación se va a basar en algo similar pero bastante <text:span text:style-name="T10">mejorado</text:span>, ya que el SIGAD tiene muchos años y esta hecho con unas <text:span text:style-name="T7">tecnologías</text:span> bastante anticuadas. </text:p>
      <text:p text:style-name="P14">Esta aplicación <text:span text:style-name="T7">dispondrá</text:span> de un <text:span text:style-name="T7">montón</text:span> de tipos de usuarios, tanto usuarios de desarrollo para la <text:span text:style-name="T7">corrección</text:span> de la aplicación, el testeo de esta, y para regular los comentarios y <text:span text:style-name="T7">los mensajes que se manden</text:span>. <text:span text:style-name="T7">También</text:span> <text:span text:style-name="T7">tendrá</text:span> usuarios de profesores para que estos puedan subir las calificaciones y comentarios al sigad, tanto usuario para las familias. De aquí la primera diferencia y desde mi punto de vista la mas importante. La <text:span text:style-name="T7">creación</text:span> de dos usuarios diferenciados entre si, uno para los padres de los alumnos desde la cual se <text:span text:style-name="T7">podrías</text:span> comunicar con los profesores y tutores de sus hijos. Y otra a parte para los alumnos, desde la cual estos <text:span text:style-name="T7">podrán</text:span> mirar tanto sus calificaciones, como sus faltas, como los comentarios que les pusieran los profesores.</text:p>
      <text:h text:style-name="P10" text:outline-level="2"><text:bookmark-start text:name="__RefHeading___Toc320_2688038899"/><text:span text:style-name="T9">1</text:span><text:span text:style-name="T8">.1. Contexto del proyecto</text:span><text:bookmark-end text:name="__RefHeading___Toc320_2688038899"/></text:h>
      <text:h text:style-name="P11" text:outline-level="3"><text:bookmark-start text:name="__RefHeading___Toc322_2688038899"/><text:span text:style-name="T6">1</text:span>.1.1.Ámbito y entorno<text:bookmark-end text:name="__RefHeading___Toc322_2688038899"/></text:h>
      <text:p text:style-name="P21"/>
      <text:p text:style-name="P21"><text:span text:style-name="T7">Esta aplicación esta creada para un entorno educativo y académico. Para fomentar sobretodo la relación entre los profesores, los alumnos y los padres de los alumnos.</text:span></text:p>
      <text:h text:style-name="P11" text:outline-level="3"><text:bookmark-start text:name="__RefHeading___Toc620_698459759"/><text:span text:style-name="T2">1</text:span><text:span text:style-name="T1">.1.2.Análisis de la realidad.</text:span><text:bookmark-end text:name="__RefHeading___Toc620_698459759"/></text:h>
      <text:p text:style-name="P20"><text:span text:style-name="T3"/></text:p>
      <text:p text:style-name="P17"><text:span text:style-name="T1">A día de hoy existen muchas aplicaciones usadas por los centros de estudios tanto de primaria como secundaria, bachillerato, en los grados superiores o incluso en la universidad. El problema es que no hay ninguna aplicación generalizada que puedan usar todos los estudiantes. Ademas cada aplicación ofrece un servicio distinto. </text:span></text:p>
      <text:p text:style-name="P17"><text:span text:style-name="T1">El objetivo de mi aplicación es unificar todas estas aplicaciones que ya existen y que la gente ya usan para que no tengan que usar una aplicación para cada cosa y solamente tengan que estar pendientes de esta aplicación. </text:span></text:p>
      <text:p text:style-name="P17"><text:soft-page-break/><text:span text:style-name="T1">Esta aplicación tendrá muchos tipos de usuarios, y estos usuarios dependerán de lo que esta estudiando cada persona. No tendrá el mismo usuario un alumno de primaria que no necesita comunicarse con sus profesores, ni un alumno de grado superior que ya es mayor de edad y son ellos los que se comunicaran con los profesores.</text:span></text:p>
      <text:p text:style-name="P22"><text:span text:style-name="T4">De este modo h</text:span><text:span text:style-name="T5">aciendo un análisis de la realidad, hace falta una aplicación que incluya las funciones de todas las demás aplicaciones que están en uso a día de hoy pero unificando todas en una sola.</text:span></text:p>
      <text:h text:style-name="P11" text:outline-level="3"><text:bookmark-start text:name="__RefHeading___Toc622_698459759"/><text:span text:style-name="T2">1.</text:span><text:span text:style-name="T1">1.3.Solución y justificación de la solución propuesta</text:span><text:bookmark-end text:name="__RefHeading___Toc622_698459759"/></text:h>
      <text:p text:style-name="P19"/>
      <text:p text:style-name="P19">El problema que yo he encontrado es la falta de una aplicación que se puedan usar en todos los estudios y que la puedan usar todos los estudiantes. Una aplicación que sea facil de usar e intuitiva para todos los <text:span text:style-name="T14">públicos.</text:span> <text:span text:style-name="T14">También</text:span> con esta aplicación se busca que pueda ser disponible para todas las aplicaciones y gente de todas las edades. Y de este modo poder llegar a las máximas personas posibles y <text:span text:style-name="T14">que</text:span> sea para todo el mundo.</text:p>
      <text:p text:style-name="P19">Para ello la solución que propongo yo es una aplicación. </text:p>
      <text:h text:style-name="P11" text:outline-level="3"><text:bookmark-start text:name="__RefHeading___Toc328_2688038899"/><text:span text:style-name="T6">1</text:span>.1.4.Destinatarios.<text:bookmark-end text:name="__RefHeading___Toc328_2688038899"/></text:h>
      <text:p text:style-name="P20"/>
      <text:p text:style-name="P19">Como ya he comentado antes, el objetivo que tengo al crear esta aplicación <text:span text:style-name="T14">es que pueda estar disponible para todos los públicos, desde gente mas joven hasta padres o incluso abuelos con menos conocimientos sobre la informática.</text:span></text:p>
      <text:p text:style-name="P24"><text:span text:style-name="T12">A parte de que sea fácil de usar para todos los públicos, gracias a la tecnología que estoy usando va a poder estar disponible para todas las plataformas, desde plataformas como ios <text:s/>o android, como una aplicación web que se pueda abrir desde cualquier navegador.</text:span></text:p>
      <text:h text:style-name="P8" text:outline-level="2"><text:bookmark-start text:name="__RefHeading___Toc330_2688038899"/><text:span text:style-name="T6">1</text:span>.2. Objetivo del proyecto<text:bookmark-end text:name="__RefHeading___Toc330_2688038899"/></text:h>
      <text:p text:style-name="P24"><text:span text:style-name="T12"/></text:p>
      <text:p text:style-name="P24"><text:span text:style-name="T12">El objetivo de mi proyecto es que todo el mundo tenga una plataforma donde poder tener una comunicación fácil y fluida tanto con los tutores, con profesores, o incluso con el centro donde cada alumno estudie. De esta manera poder haber una comunicación mas fluida cómoda y mejorada entre los centros de estudios y las familias. </text:span></text:p>
      <text:p text:style-name="P23"><text:span text:style-name="T12">A </text:span><text:span text:style-name="T11">parte de introducir esta funcionalidad que no tiene ninguna de las otras plataformas, la aplicación </text:span><text:span text:style-name="T13">también</text:span><text:span text:style-name="T11"> </text:span><text:span text:style-name="T13">incluiría</text:span><text:span text:style-name="T11"> un apartado donde los profesores pudieran subir tanto los apuntes como todo tipo de cosas para facilitar a los alumnos </text:span><text:span text:style-name="T13">la materia que tienen que estudiar.</text:span></text:p>
      <text:p text:style-name="P24"><text:soft-page-break/><text:span text:style-name="T12">Este proyecto proporcionaría a los alumnos mas cercanía con sus profesores y <text:s/>de este modo poder hacer de la enseñanza y de los estudios algo mas entretenido y </text:span><text:span text:style-name="T13">cómodo.</text:span><text:span text:style-name="T12"> </text:span></text:p>
      <text:h text:style-name="P8" text:outline-level="2"><text:bookmark-start text:name="__RefHeading___Toc332_2688038899"/><text:span text:style-name="T6">1</text:span>.2. Objetivo del proyecto en lengua extranjera<text:line-break/><text:bookmark-end text:name="__RefHeading___Toc332_2688038899"/></text:h>
      <text:p text:style-name="P18">The goal of my project is that everyone has a platform where you can have an easy and fluid communication with both tutors, teachers, or even with the center where each student studies. In this way there can be a more fluid, comfortable and improved communication between schools and families. <text:s text:c="29"/><text:line-break/>Apart from introducing this functionality that none of the other platforms have, the application would also include a section where teachers could upload both the notes and all kinds of things to facilitate the students the subject they have to study.<text:line-break/>This project would provide students with more proximity to their teachers and thus be able to make teaching and studying more entertaining and comfortable.</text:p>
      <text:h text:style-name="P5" text:outline-level="1"><text:bookmark-start text:name="__RefHeading___Toc334_2688038899"/><text:span text:style-name="T6">2</text:span>. Documento de Acuerdo del proyecto.<text:bookmark-end text:name="__RefHeading___Toc334_2688038899"/></text:h>
      <text:h text:style-name="P9" text:outline-level="2"><text:bookmark-start text:name="__RefHeading___Toc336_2688038899"/><text:span text:style-name="T9">2</text:span><text:span text:style-name="T8">.1. Requisitos funcionales y no funcionales.</text:span><text:bookmark-end text:name="__RefHeading___Toc336_2688038899"/></text:h>
      <text:h text:style-name="P9" text:outline-level="2"><text:bookmark-start text:name="__RefHeading___Toc338_2688038899"/><text:span text:style-name="T9">2</text:span><text:span text:style-name="T8">.2. Tareas</text:span><text:bookmark-end text:name="__RefHeading___Toc338_2688038899"/></text:h>
      <text:h text:style-name="P9" text:outline-level="2"><text:bookmark-start text:name="__RefHeading___Toc340_2688038899"/><text:span text:style-name="T9">2</text:span><text:span text:style-name="T8">.3.Metodología a seguir para la realización del proyecto.</text:span><text:bookmark-end text:name="__RefHeading___Toc340_2688038899"/></text:h>
      <text:h text:style-name="P9" text:outline-level="2"><text:bookmark-start text:name="__RefHeading___Toc342_2688038899"/><text:span text:style-name="T9">2</text:span><text:span text:style-name="T8">.4.Planificación temporal de tareas.</text:span><text:bookmark-end text:name="__RefHeading___Toc342_2688038899"/></text:h>
      <text:h text:style-name="P9" text:outline-level="2"><text:bookmark-start text:name="__RefHeading___Toc344_2688038899"/><text:span text:style-name="T9">2</text:span><text:span text:style-name="T8">.5.Presupuesto (gastos, ingresos, beneficio)</text:span><text:bookmark-end text:name="__RefHeading___Toc344_2688038899"/></text:h>
      <text:h text:style-name="P9" text:outline-level="2"><text:bookmark-start text:name="__RefHeading___Toc346_2688038899"/><text:span text:style-name="T9">2</text:span><text:span text:style-name="T8">.6.Contrato/Pliego de condiciones</text:span><text:bookmark-end text:name="__RefHeading___Toc346_2688038899"/></text:h>
      <text:h text:style-name="P9" text:outline-level="2"><text:bookmark-start text:name="__RefHeading___Toc348_2688038899"/><text:span text:style-name="T9">2</text:span><text:span text:style-name="T8">.7. Análisis de riesgos</text:span><text:bookmark-end text:name="__RefHeading___Toc348_2688038899"/></text:h>
      <text:p text:style-name="P16"/>
      <text:p text:style-name="P16"/>
      <text:h text:style-name="P5" text:outline-level="1"><text:bookmark-start text:name="__RefHeading___Toc350_2688038899"/><text:soft-page-break/><text:span text:style-name="T6">3</text:span>. Documento de análisis y diseño<text:bookmark-end text:name="__RefHeading___Toc350_2688038899"/></text:h>
      <text:h text:style-name="P9" text:outline-level="2"><text:bookmark-start text:name="__RefHeading___Toc352_2688038899"/><text:span text:style-name="T9">3</text:span><text:span text:style-name="T8">.1 Modelado de datos.</text:span><text:bookmark-end text:name="__RefHeading___Toc352_2688038899"/></text:h>
      <text:h text:style-name="P9" text:outline-level="2"><text:bookmark-start text:name="__RefHeading___Toc354_2688038899"/><text:span text:style-name="T9">3</text:span><text:span text:style-name="T8">.2 Análisis y diseño del sistema funcional</text:span><text:bookmark-end text:name="__RefHeading___Toc354_2688038899"/></text:h>
      <text:h text:style-name="P9" text:outline-level="2"><text:bookmark-start text:name="__RefHeading___Toc356_2688038899"/><text:span text:style-name="T9">3</text:span><text:span text:style-name="T8">.3 Análisis y diseño de la interfaz de usuario.</text:span><text:bookmark-end text:name="__RefHeading___Toc356_2688038899"/></text:h>
      <text:h text:style-name="P9" text:outline-level="2"><text:bookmark-start text:name="__RefHeading___Toc358_2688038899"/><text:span text:style-name="T9">3</text:span><text:span text:style-name="T8">.4 Diseño de la arquitectura de la aplicación</text:span><text:bookmark-end text:name="__RefHeading___Toc358_2688038899"/></text:h>
      <text:h text:style-name="P11" text:outline-level="3"><text:bookmark-start text:name="__RefHeading___Toc360_2688038899"/><text:span text:style-name="T6">3</text:span>.4.1 Tecnologías/Herramientas usadas y descripción de las mismas<text:bookmark-end text:name="__RefHeading___Toc360_2688038899"/></text:h>
      <text:h text:style-name="P11" text:outline-level="3"><text:bookmark-start text:name="__RefHeading___Toc362_2688038899"/><text:span text:style-name="T6">3</text:span>.4.2 Arquitectura de componentes de la aplicación<text:bookmark-end text:name="__RefHeading___Toc362_2688038899"/></text:h>
      <text:p text:style-name="P16"/>
      <text:p text:style-name="P16"/>
      <text:h text:style-name="P5" text:outline-level="1"><text:bookmark-start text:name="__RefHeading___Toc364_2688038899"/><text:span text:style-name="T6">4</text:span>. Documento de implementación e implantación del sistema<text:bookmark-end text:name="__RefHeading___Toc364_2688038899"/></text:h>
      <text:h text:style-name="P9" text:outline-level="2"><text:bookmark-start text:name="__RefHeading___Toc366_2688038899"/><text:span text:style-name="T9">4</text:span><text:span text:style-name="T8">.1 Implementación</text:span><text:bookmark-end text:name="__RefHeading___Toc366_2688038899"/></text:h>
      <text:h text:style-name="P9" text:outline-level="2"><text:bookmark-start text:name="__RefHeading___Toc368_2688038899"/><text:span text:style-name="T9">4</text:span><text:span text:style-name="T8">.2 Pruebas</text:span><text:bookmark-end text:name="__RefHeading___Toc368_2688038899"/></text:h>
      <text:p text:style-name="P16"/>
      <text:p text:style-name="P16"/>
      <text:h text:style-name="P5" text:outline-level="1"><text:bookmark-start text:name="__RefHeading___Toc370_2688038899"/><text:span text:style-name="T6">5</text:span>. Documento de cierre<text:bookmark-end text:name="__RefHeading___Toc370_2688038899"/></text:h>
      <text:p text:style-name="P16"/>
      <text:h text:style-name="P9" text:outline-level="2"><text:bookmark-start text:name="__RefHeading___Toc372_2688038899"/><text:soft-page-break/><text:span text:style-name="T9">5</text:span><text:span text:style-name="T8">.1. Documento de instalación y configuración.</text:span><text:bookmark-end text:name="__RefHeading___Toc372_2688038899"/></text:h>
      <text:h text:style-name="P9" text:outline-level="2"><text:bookmark-start text:name="__RefHeading___Toc374_2688038899"/><text:span text:style-name="T9">5</text:span><text:span text:style-name="T8">.2. Manual de usuario</text:span><text:bookmark-end text:name="__RefHeading___Toc374_2688038899"/></text:h>
      <text:h text:style-name="P9" text:outline-level="2"><text:bookmark-start text:name="__RefHeading___Toc376_2688038899"/><text:span text:style-name="T9">5</text:span><text:span text:style-name="T8">.3. Resultados obtenidos y conclusiones.</text:span><text:bookmark-end text:name="__RefHeading___Toc376_2688038899"/></text:h>
      <text:h text:style-name="P9" text:outline-level="2"><text:bookmark-start text:name="__RefHeading___Toc378_2688038899"/><text:span text:style-name="T9">5</text:span><text:span text:style-name="T8">.4. Diario de bitácora</text:span><text:bookmark-end text:name="__RefHeading___Toc378_2688038899"/></text:h>
      <text:p text:style-name="P16"/>
      <text:p text:style-name="P16"/>
      <text:h text:style-name="P5" text:outline-level="1"><text:bookmark-start text:name="__RefHeading___Toc380_2688038899"/><text:span text:style-name="T6">6</text:span>. Bibliografía.<text:bookmark-end text:name="__RefHeading___Toc380_2688038899"/></text:h>
      <text:h text:style-name="P5" text:outline-level="1"><text:bookmark-start text:name="__RefHeading___Toc382_2688038899"/><text:span text:style-name="T6">7</text:span>. Anexos. <text:bookmark-end text:name="__RefHeading___Toc382_268803889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vg:font-family="Roboto,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1-05-23T12:32:36.951000000</dc:date>
    <meta:editing-duration>PT11H24M26S</meta:editing-duration>
    <meta:editing-cycles>4</meta:editing-cycles>
    <meta:document-statistic meta:table-count="0" meta:image-count="0" meta:object-count="0" meta:page-count="7" meta:paragraph-count="88" meta:word-count="1211" meta:character-count="7406" meta:non-whitespace-character-count="6240"/>
  </office:meta>
</office:document-meta>
</file>